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067cm"/>
    </style:style>
    <style:style style:name="co6" style:family="table-column">
      <style:table-column-properties fo:break-before="auto" style:column-width="2.272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1.829cm"/>
    </style:style>
    <style:style style:name="co9" style:family="table-column">
      <style:table-column-properties fo:break-before="auto" style:column-width="2.409cm"/>
    </style:style>
    <style:style style:name="co10" style:family="table-column">
      <style:table-column-properties fo:break-before="auto" style:column-width="2.515cm"/>
    </style:style>
    <style:style style:name="co11" style:family="table-column">
      <style:table-column-properties fo:break-before="auto" style:column-width="2.147cm"/>
    </style:style>
    <style:style style:name="co12" style:family="table-column">
      <style:table-column-properties fo:break-before="auto" style:column-width="1.041cm"/>
    </style:style>
    <style:style style:name="co13" style:family="table-column">
      <style:table-column-properties fo:break-before="auto" style:column-width="1.646cm"/>
    </style:style>
    <style:style style:name="co14" style:family="table-column">
      <style:table-column-properties fo:break-before="auto" style:column-width="2.699cm"/>
    </style:style>
    <style:style style:name="co15" style:family="table-column">
      <style:table-column-properties fo:break-before="auto" style:column-width="2.357cm"/>
    </style:style>
    <style:style style:name="co16" style:family="table-column">
      <style:table-column-properties fo:break-before="auto" style:column-width="1.249cm"/>
    </style:style>
    <style:style style:name="co17" style:family="table-column">
      <style:table-column-properties fo:break-before="auto" style:column-width="1.595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aft_armou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CasterLevel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CostTableValue</text:p>
          </table:table-cell>
          <table:table-cell office:value-type="string">
            <text:p>Param1Value</text:p>
          </table:table-cell>
          <table:table-cell office:value-type="string">
            <text:p>Epic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table:formula="oooc:=3*([.A4]+1)" office:value-type="float" office:value="3">
            <text:p>3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4]&gt;20)OR(NOT([.L4]=&quot;****&quot;)AND([.L4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table:formula="oooc:=3*([.A5]+1)" office:value-type="float" office:value="6">
            <text:p>6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5]&gt;20)OR(NOT([.L5]=&quot;****&quot;)AND([.L5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table:formula="oooc:=3*([.A6]+1)" office:value-type="float" office:value="9">
            <text:p>9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table:formula="oooc:=(([.E6]&gt;20)OR(NOT([.L6]=&quot;****&quot;)AND([.L6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table:formula="oooc:=3*([.A7]+1)" office:value-type="float" office:value="12">
            <text:p>12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7]&gt;20)OR(NOT([.L7]=&quot;****&quot;)AND([.L7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table:formula="oooc:=3*([.A8]+1)" office:value-type="float" office:value="15">
            <text:p>15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8]&gt;20)OR(NOT([.L8]=&quot;****&quot;)AND([.L8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table:formula="oooc:=3*([.A9]+1)" office:value-type="float" office:value="18">
            <text:p>1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9]&gt;20)OR(NOT([.L9]=&quot;****&quot;)AND([.L9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table:formula="oooc:=3*([.A10]+1)" office:value-type="float" office:value="21">
            <text:p>21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formula="oooc:=(([.E10]&gt;20)OR(NOT([.L10]=&quot;****&quot;)AND([.L10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table:formula="oooc:=3*([.A11]+1)" office:value-type="float" office:value="24">
            <text:p>24</text:p>
          </table:table-cell>
          <table:table-cell table:number-columns-repeated="6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11]&gt;20)OR(NOT([.L11]=&quot;****&quot;)AND([.L11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table:formula="oooc:=3*([.A12]+1)" office:value-type="float" office:value="27">
            <text:p>27</text:p>
          </table:table-cell>
          <table:table-cell table:number-columns-repeated="6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table:formula="oooc:=(([.E12]&gt;20)OR(NOT([.L12]=&quot;****&quot;)AND([.L12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table:formula="oooc:=3*([.A13]+1)" office:value-type="float" office:value="30">
            <text:p>30</text:p>
          </table:table-cell>
          <table:table-cell table:number-columns-repeated="6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13]&gt;20)OR(NOT([.L13]=&quot;****&quot;)AND([.L13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table:formula="oooc:=3*([.A14]+1)" office:value-type="float" office:value="33">
            <text:p>33</text:p>
          </table:table-cell>
          <table:table-cell table:number-columns-repeated="6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table:formula="oooc:=(([.E14]&gt;20)OR(NOT([.L14]=&quot;****&quot;)AND([.L14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table:formula="oooc:=3*([.A15]+1)" office:value-type="float" office:value="36">
            <text:p>36</text:p>
          </table:table-cell>
          <table:table-cell table:number-columns-repeated="6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table:formula="oooc:=(([.E15]&gt;20)OR(NOT([.L15]=&quot;****&quot;)AND([.L15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table:formula="oooc:=3*([.A16]+1)" office:value-type="float" office:value="39">
            <text:p>39</text:p>
          </table:table-cell>
          <table:table-cell table:number-columns-repeated="6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table:formula="oooc:=(([.E16]&gt;20)OR(NOT([.L16]=&quot;****&quot;)AND([.L16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table:formula="oooc:=3*([.A17]+1)" office:value-type="float" office:value="42">
            <text:p>42</text:p>
          </table:table-cell>
          <table:table-cell table:number-columns-repeated="6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table:formula="oooc:=(([.E17]&gt;20)OR(NOT([.L17]=&quot;****&quot;)AND([.L17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table:formula="oooc:=3*([.A18]+1)" office:value-type="float" office:value="45">
            <text:p>45</text:p>
          </table:table-cell>
          <table:table-cell table:number-columns-repeated="6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18]&gt;20)OR(NOT([.L18]=&quot;****&quot;)AND([.L18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table:formula="oooc:=3*([.A19]+1)" office:value-type="float" office:value="48">
            <text:p>48</text:p>
          </table:table-cell>
          <table:table-cell table:number-columns-repeated="6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table:formula="oooc:=(([.E19]&gt;20)OR(NOT([.L19]=&quot;****&quot;)AND([.L19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table:formula="oooc:=3*([.A20]+1)" office:value-type="float" office:value="51">
            <text:p>51</text:p>
          </table:table-cell>
          <table:table-cell table:number-columns-repeated="6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table:formula="oooc:=(([.E20]&gt;20)OR(NOT([.L20]=&quot;****&quot;)AND([.L20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table:formula="oooc:=3*([.A21]+1)" office:value-type="float" office:value="54">
            <text:p>54</text:p>
          </table:table-cell>
          <table:table-cell table:number-columns-repeated="6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table:formula="oooc:=(([.E21]&gt;20)OR(NOT([.L21]=&quot;****&quot;)AND([.L21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table:formula="oooc:=3*([.A22]+1)" office:value-type="float" office:value="57">
            <text:p>57</text:p>
          </table:table-cell>
          <table:table-cell table:number-columns-repeated="6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table:formula="oooc:=(([.E22]&gt;20)OR(NOT([.L22]=&quot;****&quot;)AND([.L22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table:formula="oooc:=3*([.A23]+1)" office:value-type="float" office:value="60">
            <text:p>60</text:p>
          </table:table-cell>
          <table:table-cell table:number-columns-repeated="6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table:formula="oooc:=(([.E23]&gt;20)OR(NOT([.L23]=&quot;****&quot;)AND([.L23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24]+1" office:value-type="float" office:value="16828748">
            <text:p>168287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24]&gt;20)OR(NOT([.L24]=&quot;****&quot;)AND([.L24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25]+1" office:value-type="float" office:value="16828750">
            <text:p>1682875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25]&gt;20)OR(NOT([.L25]=&quot;****&quot;)AND([.L25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26]+1" office:value-type="float" office:value="16828752">
            <text:p>1682875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26]&gt;20)OR(NOT([.L26]=&quot;****&quot;)AND([.L26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27]+1" office:value-type="float" office:value="16828802">
            <text:p>1682880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27]&gt;20)OR(NOT([.L27]=&quot;****&quot;)AND([.L27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8]+1" office:value-type="float" office:value="16828754">
            <text:p>1682875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4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****</text:p>
          </table:table-cell>
          <table:table-cell table:formula="oooc:=(([.E28]&gt;20)OR(NOT([.L28]=&quot;****&quot;)AND([.L28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29]+1" office:value-type="float" office:value="16828756">
            <text:p>168287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29]&gt;20)OR(NOT([.L29]=&quot;****&quot;)AND([.L29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30]+1" office:value-type="float" office:value="16828758">
            <text:p>1682875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30]&gt;20)OR(NOT([.L30]=&quot;****&quot;)AND([.L30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31]+1" office:value-type="float" office:value="16828760">
            <text:p>1682876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31]&gt;20)OR(NOT([.L31]=&quot;****&quot;)AND([.L31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2]+1" office:value-type="float" office:value="16828804">
            <text:p>1682880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32]&gt;20)OR(NOT([.L32]=&quot;****&quot;)AND([.L32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33]+1" office:value-type="float" office:value="16828762">
            <text:p>168287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3]&gt;20)OR(NOT([.L33]=&quot;****&quot;)AND([.L33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34]+1" office:value-type="float" office:value="16828764">
            <text:p>1682876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34]&gt;20)OR(NOT([.L34]=&quot;****&quot;)AND([.L34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35]+1" office:value-type="float" office:value="16828766">
            <text:p>1682876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35]&gt;20)OR(NOT([.L35]=&quot;****&quot;)AND([.L35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6]+1" office:value-type="float" office:value="16828814">
            <text:p>1682881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36]&gt;20)OR(NOT([.L36]=&quot;****&quot;)AND([.L36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37]+1" office:value-type="float" office:value="16828768">
            <text:p>1682876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number-columns-repeated="5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37]&gt;20)OR(NOT([.L37]=&quot;****&quot;)AND([.L37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8]+1" office:value-type="float" office:value="16828770">
            <text:p>168287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8]&gt;20)OR(NOT([.L38]=&quot;****&quot;)AND([.L38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39]+1" office:value-type="float" office:value="16828772">
            <text:p>1682877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39]&gt;20)OR(NOT([.L39]=&quot;****&quot;)AND([.L39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0]+1" office:value-type="float" office:value="16828774">
            <text:p>1682877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40]&gt;20)OR(NOT([.L40]=&quot;****&quot;)AND([.L40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1]+1" office:value-type="float" office:value="16828806">
            <text:p>1682880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41]&gt;20)OR(NOT([.L41]=&quot;****&quot;)AND([.L41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42]+1" office:value-type="float" office:value="16828776">
            <text:p>1682877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4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42]&gt;20)OR(NOT([.L42]=&quot;****&quot;)AND([.L42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43]+1" office:value-type="float" office:value="16828808">
            <text:p>1682880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4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5_Magic</text:p>
          </table:table-cell>
          <table:table-cell table:formula="oooc:=[.B44]+1" office:value-type="float" office:value="16828808">
            <text:p>1682880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4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5_Epic</text:p>
          </table:table-cell>
          <table:table-cell table:formula="oooc:=[.B45]+1" office:value-type="float" office:value="16828808">
            <text:p>1682880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45]&gt;20)OR(NOT([.L45]=&quot;****&quot;)AND([.L45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Epic</text:p>
          </table:table-cell>
          <table:table-cell table:formula="oooc:=[.B46]+1" office:value-type="float" office:value="16828808">
            <text:p>1682880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4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46]&gt;20)OR(NOT([.L46]=&quot;****&quot;)AND([.L46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47]+1" office:value-type="float" office:value="16828778">
            <text:p>1682877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4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47]&gt;20)OR(NOT([.L47]=&quot;****&quot;)AND([.L47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48]+1" office:value-type="float" office:value="16828810">
            <text:p>1682881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4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table:formula="oooc:=(([.E48]&gt;20)OR(NOT([.L48]=&quot;****&quot;)AND([.L48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49]+1" office:value-type="float" office:value="16828780">
            <text:p>168287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5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49]&gt;20)OR(NOT([.L49]=&quot;****&quot;)AND([.L49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50]+1" office:value-type="float" office:value="16828782">
            <text:p>1682878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5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50]&gt;20)OR(NOT([.L50]=&quot;****&quot;)AND([.L50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51]+1" office:value-type="float" office:value="16828784">
            <text:p>1682878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5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51]&gt;20)OR(NOT([.L51]=&quot;****&quot;)AND([.L51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52]+1" office:value-type="float" office:value="16828786">
            <text:p>168287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5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52]&gt;20)OR(NOT([.L52]=&quot;****&quot;)AND([.L52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53]+1" office:value-type="float" office:value="16828788">
            <text:p>1682878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5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53]&gt;20)OR(NOT([.L53]=&quot;****&quot;)AND([.L53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54]+1" office:value-type="float" office:value="16828790">
            <text:p>1682879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5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54]&gt;20)OR(NOT([.L54]=&quot;****&quot;)AND([.L54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55]+1" office:value-type="float" office:value="16828792">
            <text:p>1682879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55]&gt;20)OR(NOT([.L55]=&quot;****&quot;)AND([.L55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56]+1" office:value-type="float" office:value="16828794">
            <text:p>1682879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56]&gt;20)OR(NOT([.L56]=&quot;****&quot;)AND([.L56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7]+1" office:value-type="float" office:value="16828796">
            <text:p>1682879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57]&gt;20)OR(NOT([.L57]=&quot;****&quot;)AND([.L57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58]+1" office:value-type="float" office:value="16828816">
            <text:p>1682881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58]&gt;20)OR(NOT([.L58]=&quot;****&quot;)AND([.L58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9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office:value-type="string">
            <text:p>****</text:p>
          </table:table-cell>
          <table:table-cell table:formula="oooc:=(([.E59]&gt;20)OR(NOT([.L59]=&quot;****&quot;)AND([.L59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5</text:p>
          </table:table-cell>
          <table:table-cell table:formula="oooc:=[.B60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office:value-type="string">
            <text:p>****</text:p>
          </table:table-cell>
          <table:table-cell table:formula="oooc:=(([.E60]&gt;20)OR(NOT([.L60]=&quot;****&quot;)AND([.L60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7</text:p>
          </table:table-cell>
          <table:table-cell table:formula="oooc:=[.B61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office:value-type="string">
            <text:p>****</text:p>
          </table:table-cell>
          <table:table-cell table:formula="oooc:=(([.E61]&gt;20)OR(NOT([.L61]=&quot;****&quot;)AND([.L61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9</text:p>
          </table:table-cell>
          <table:table-cell table:formula="oooc:=[.B62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office:value-type="string">
            <text:p>****</text:p>
          </table:table-cell>
          <table:table-cell table:formula="oooc:=(([.E62]&gt;20)OR(NOT([.L62]=&quot;****&quot;)AND([.L62]&gt;5)))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3]+1" office:value-type="float" office:value="16828812">
            <text:p>1682881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office:value-type="string">
            <text:p>****</text:p>
          </table:table-cell>
          <table:table-cell table:formula="oooc:=(([.E63]&gt;20)OR(NOT([.L63]=&quot;****&quot;)AND([.L63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3</text:p>
          </table:table-cell>
          <table:table-cell table:formula="oooc:=[.B64]+1" office:value-type="float" office:value="16828812">
            <text:p>1682881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office:value-type="string">
            <text:p>****</text:p>
          </table:table-cell>
          <table:table-cell table:formula="oooc:=(([.E64]&gt;20)OR(NOT([.L64]=&quot;****&quot;)AND([.L64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5</text:p>
          </table:table-cell>
          <table:table-cell table:formula="oooc:=[.B65]+1" office:value-type="float" office:value="16828812">
            <text:p>1682881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office:value-type="string">
            <text:p>****</text:p>
          </table:table-cell>
          <table:table-cell table:formula="oooc:=(([.E65]&gt;20)OR(NOT([.L65]=&quot;****&quot;)AND([.L65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7</text:p>
          </table:table-cell>
          <table:table-cell table:formula="oooc:=[.B66]+1" office:value-type="float" office:value="16828812">
            <text:p>1682881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office:value-type="string">
            <text:p>****</text:p>
          </table:table-cell>
          <table:table-cell table:formula="oooc:=(([.E66]&gt;20)OR(NOT([.L66]=&quot;****&quot;)AND([.L66]&gt;5)))*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67]+1" office:value-type="float" office:value="16828800">
            <text:p>168288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5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67]&gt;20)OR(NOT([.L67]=&quot;****&quot;)AND([.L67]&gt;5)))*1" office:value-type="float" office:value="0">
            <text:p>0</text:p>
          </table:table-cell>
          <table:table-cell/>
        </table:table-row>
      </table:table>
      <table:table table:name="Sheet1" table:style-name="ta1" table:print="false">
        <table:table-column table:style-name="co18" table:number-columns-repeated="19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CasterLevel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CostTableValue</text:p>
          </table:table-cell>
          <table:table-cell office:value-type="string">
            <text:p>Param1Value</text:p>
          </table:table-cell>
          <table:table-cell office:value-type="string">
            <text:p>Epic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string">
            <text:p>Enhancement_+1</text:p>
          </table:table-cell>
          <table:table-cell/>
          <table:table-cell table:formula="oooc:=3*([.A4]+1)" office:value-type="float" office:value="3">
            <text:p>3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4]&gt;20)OR(NOT([.L4]=&quot;****&quot;)AND([.L4]&gt;5)))*1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Enhancement_+2</text:p>
          </table:table-cell>
          <table:table-cell/>
          <table:table-cell table:formula="oooc:=3*([.A5]+1)" office:value-type="float" office:value="6">
            <text:p>6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5]&gt;20)OR(NOT([.L5]=&quot;****&quot;)AND([.L5]&gt;5)))*1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Enhancement_+3</text:p>
          </table:table-cell>
          <table:table-cell/>
          <table:table-cell table:formula="oooc:=3*([.A6]+1)" office:value-type="float" office:value="9">
            <text:p>9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table:formula="oooc:=(([.E6]&gt;20)OR(NOT([.L6]=&quot;****&quot;)AND([.L6]&gt;5)))*1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Enhancement_+4</text:p>
          </table:table-cell>
          <table:table-cell/>
          <table:table-cell table:formula="oooc:=3*([.A7]+1)" office:value-type="float" office:value="12">
            <text:p>12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7]&gt;20)OR(NOT([.L7]=&quot;****&quot;)AND([.L7]&gt;5)))*1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Enhancement_+5</text:p>
          </table:table-cell>
          <table:table-cell/>
          <table:table-cell table:formula="oooc:=3*([.A8]+1)" office:value-type="float" office:value="15">
            <text:p>15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8]&gt;20)OR(NOT([.L8]=&quot;****&quot;)AND([.L8]&gt;5)))*1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Enhancement_+6</text:p>
          </table:table-cell>
          <table:table-cell/>
          <table:table-cell table:formula="oooc:=3*([.A9]+1)" office:value-type="float" office:value="18">
            <text:p>1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9]&gt;20)OR(NOT([.L9]=&quot;****&quot;)AND([.L9]&gt;5)))*1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Enhancement_+7</text:p>
          </table:table-cell>
          <table:table-cell/>
          <table:table-cell table:formula="oooc:=3*([.A10]+1)" office:value-type="float" office:value="21">
            <text:p>21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formula="oooc:=(([.E10]&gt;20)OR(NOT([.L10]=&quot;****&quot;)AND([.L10]&gt;5)))*1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Enhancement_+8</text:p>
          </table:table-cell>
          <table:table-cell/>
          <table:table-cell table:formula="oooc:=3*([.A11]+1)" office:value-type="float" office:value="24">
            <text:p>24</text:p>
          </table:table-cell>
          <table:table-cell table:number-columns-repeated="6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11]&gt;20)OR(NOT([.L11]=&quot;****&quot;)AND([.L11]&gt;5)))*1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Enhancement_+9</text:p>
          </table:table-cell>
          <table:table-cell/>
          <table:table-cell table:formula="oooc:=3*([.A12]+1)" office:value-type="float" office:value="27">
            <text:p>27</text:p>
          </table:table-cell>
          <table:table-cell table:number-columns-repeated="6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table:formula="oooc:=(([.E12]&gt;20)OR(NOT([.L12]=&quot;****&quot;)AND([.L12]&gt;5)))*1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Enhancement_+10</text:p>
          </table:table-cell>
          <table:table-cell/>
          <table:table-cell table:formula="oooc:=3*([.A13]+1)" office:value-type="float" office:value="30">
            <text:p>30</text:p>
          </table:table-cell>
          <table:table-cell table:number-columns-repeated="6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13]&gt;20)OR(NOT([.L13]=&quot;****&quot;)AND([.L13]&gt;5)))*1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Enhancement_+11</text:p>
          </table:table-cell>
          <table:table-cell/>
          <table:table-cell table:formula="oooc:=3*([.A14]+1)" office:value-type="float" office:value="33">
            <text:p>33</text:p>
          </table:table-cell>
          <table:table-cell table:number-columns-repeated="6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table:formula="oooc:=(([.E14]&gt;20)OR(NOT([.L14]=&quot;****&quot;)AND([.L14]&gt;5)))*1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Enhancement_+12</text:p>
          </table:table-cell>
          <table:table-cell/>
          <table:table-cell table:formula="oooc:=3*([.A15]+1)" office:value-type="float" office:value="36">
            <text:p>36</text:p>
          </table:table-cell>
          <table:table-cell table:number-columns-repeated="6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table:formula="oooc:=(([.E15]&gt;20)OR(NOT([.L15]=&quot;****&quot;)AND([.L15]&gt;5)))*1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Enhancement_+13</text:p>
          </table:table-cell>
          <table:table-cell/>
          <table:table-cell table:formula="oooc:=3*([.A16]+1)" office:value-type="float" office:value="39">
            <text:p>39</text:p>
          </table:table-cell>
          <table:table-cell table:number-columns-repeated="6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table:formula="oooc:=(([.E16]&gt;20)OR(NOT([.L16]=&quot;****&quot;)AND([.L16]&gt;5)))*1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Enhancement_+14</text:p>
          </table:table-cell>
          <table:table-cell/>
          <table:table-cell table:formula="oooc:=3*([.A17]+1)" office:value-type="float" office:value="42">
            <text:p>42</text:p>
          </table:table-cell>
          <table:table-cell table:number-columns-repeated="6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table:formula="oooc:=(([.E17]&gt;20)OR(NOT([.L17]=&quot;****&quot;)AND([.L17]&gt;5)))*1"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Enhancement_+15</text:p>
          </table:table-cell>
          <table:table-cell/>
          <table:table-cell table:formula="oooc:=3*([.A18]+1)" office:value-type="float" office:value="45">
            <text:p>45</text:p>
          </table:table-cell>
          <table:table-cell table:number-columns-repeated="6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18]&gt;20)OR(NOT([.L18]=&quot;****&quot;)AND([.L18]&gt;5)))*1"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Enhancement_+16</text:p>
          </table:table-cell>
          <table:table-cell/>
          <table:table-cell table:formula="oooc:=3*([.A19]+1)" office:value-type="float" office:value="48">
            <text:p>48</text:p>
          </table:table-cell>
          <table:table-cell table:number-columns-repeated="6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table:formula="oooc:=(([.E19]&gt;20)OR(NOT([.L19]=&quot;****&quot;)AND([.L19]&gt;5)))*1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Enhancement_+17</text:p>
          </table:table-cell>
          <table:table-cell/>
          <table:table-cell table:formula="oooc:=3*([.A20]+1)" office:value-type="float" office:value="51">
            <text:p>51</text:p>
          </table:table-cell>
          <table:table-cell table:number-columns-repeated="6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table:formula="oooc:=(([.E20]&gt;20)OR(NOT([.L20]=&quot;****&quot;)AND([.L20]&gt;5)))*1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Enhancement_+18</text:p>
          </table:table-cell>
          <table:table-cell/>
          <table:table-cell table:formula="oooc:=3*([.A21]+1)" office:value-type="float" office:value="54">
            <text:p>54</text:p>
          </table:table-cell>
          <table:table-cell table:number-columns-repeated="6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table:formula="oooc:=(([.E21]&gt;20)OR(NOT([.L21]=&quot;****&quot;)AND([.L21]&gt;5)))*1"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Enhancement_+19</text:p>
          </table:table-cell>
          <table:table-cell/>
          <table:table-cell table:formula="oooc:=3*([.A22]+1)" office:value-type="float" office:value="57">
            <text:p>57</text:p>
          </table:table-cell>
          <table:table-cell table:number-columns-repeated="6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table:formula="oooc:=(([.E22]&gt;20)OR(NOT([.L22]=&quot;****&quot;)AND([.L22]&gt;5)))*1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Enhancement_+20</text:p>
          </table:table-cell>
          <table:table-cell/>
          <table:table-cell table:formula="oooc:=3*([.A23]+1)" office:value-type="float" office:value="60">
            <text:p>60</text:p>
          </table:table-cell>
          <table:table-cell table:number-columns-repeated="6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table:formula="oooc:=(([.E23]&gt;20)OR(NOT([.L23]=&quot;****&quot;)AND([.L23]&gt;5)))*1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18"/>
        </table:table-row>
        <table:table-row table:style-name="ro1">
          <table:table-cell office:value-type="float" office:value="21">
            <text:p>21</text:p>
          </table:table-cell>
          <table:table-cell table:number-columns-repeated="18"/>
        </table:table-row>
        <table:table-row table:style-name="ro1">
          <table:table-cell office:value-type="float" office:value="22">
            <text:p>22</text:p>
          </table:table-cell>
          <table:table-cell table:number-columns-repeated="18"/>
        </table:table-row>
        <table:table-row table:style-name="ro1">
          <table:table-cell office:value-type="float" office:value="23">
            <text:p>23</text:p>
          </table:table-cell>
          <table:table-cell table:number-columns-repeated="18"/>
        </table:table-row>
        <table:table-row table:style-name="ro1">
          <table:table-cell office:value-type="float" office:value="24">
            <text:p>24</text:p>
          </table:table-cell>
          <table:table-cell table:number-columns-repeated="18"/>
        </table:table-row>
        <table:table-row table:style-name="ro1">
          <table:table-cell office:value-type="float" office:value="25">
            <text:p>25</text:p>
          </table:table-cell>
          <table:table-cell table:number-columns-repeated="18"/>
        </table:table-row>
        <table:table-row table:style-name="ro1">
          <table:table-cell office:value-type="float" office:value="26">
            <text:p>26</text:p>
          </table:table-cell>
          <table:table-cell table:number-columns-repeated="18"/>
        </table:table-row>
        <table:table-row table:style-name="ro1">
          <table:table-cell office:value-type="float" office:value="27">
            <text:p>27</text:p>
          </table:table-cell>
          <table:table-cell table:number-columns-repeated="18"/>
        </table:table-row>
        <table:table-row table:style-name="ro1">
          <table:table-cell office:value-type="float" office:value="28">
            <text:p>28</text:p>
          </table:table-cell>
          <table:table-cell table:number-columns-repeated="18"/>
        </table:table-row>
        <table:table-row table:style-name="ro1">
          <table:table-cell office:value-type="float" office:value="29">
            <text:p>29</text:p>
          </table:table-cell>
          <table:table-cell table:number-columns-repeated="18"/>
        </table:table-row>
        <table:table-row table:style-name="ro1">
          <table:table-cell office:value-type="float" office:value="30">
            <text:p>30</text:p>
          </table:table-cell>
          <table:table-cell table:number-columns-repeated="18"/>
        </table:table-row>
        <table:table-row table:style-name="ro1">
          <table:table-cell office:value-type="float" office:value="31">
            <text:p>31</text:p>
          </table:table-cell>
          <table:table-cell table:number-columns-repeated="18"/>
        </table:table-row>
        <table:table-row table:style-name="ro1">
          <table:table-cell office:value-type="float" office:value="32">
            <text:p>32</text:p>
          </table:table-cell>
          <table:table-cell table:number-columns-repeated="18"/>
        </table:table-row>
        <table:table-row table:style-name="ro1">
          <table:table-cell office:value-type="float" office:value="33">
            <text:p>33</text:p>
          </table:table-cell>
          <table:table-cell table:number-columns-repeated="18"/>
        </table:table-row>
        <table:table-row table:style-name="ro1">
          <table:table-cell office:value-type="float" office:value="34">
            <text:p>34</text:p>
          </table:table-cell>
          <table:table-cell table:number-columns-repeated="18"/>
        </table:table-row>
        <table:table-row table:style-name="ro1">
          <table:table-cell office:value-type="float" office:value="35">
            <text:p>35</text:p>
          </table:table-cell>
          <table:table-cell table:number-columns-repeated="18"/>
        </table:table-row>
        <table:table-row table:style-name="ro1">
          <table:table-cell office:value-type="float" office:value="36">
            <text:p>36</text:p>
          </table:table-cell>
          <table:table-cell table:number-columns-repeated="18"/>
        </table:table-row>
        <table:table-row table:style-name="ro1">
          <table:table-cell office:value-type="float" office:value="37">
            <text:p>37</text:p>
          </table:table-cell>
          <table:table-cell table:number-columns-repeated="18"/>
        </table:table-row>
        <table:table-row table:style-name="ro1">
          <table:table-cell office:value-type="float" office:value="38">
            <text:p>38</text:p>
          </table:table-cell>
          <table:table-cell table:number-columns-repeated="18"/>
        </table:table-row>
        <table:table-row table:style-name="ro1">
          <table:table-cell office:value-type="float" office:value="39">
            <text:p>39</text:p>
          </table:table-cell>
          <table:table-cell table:number-columns-repeated="18"/>
        </table:table-row>
        <table:table-row table:style-name="ro1">
          <table:table-cell office:value-type="float" office:value="40">
            <text:p>40</text:p>
          </table:table-cell>
          <table:table-cell table:number-columns-repeated="18"/>
        </table:table-row>
        <table:table-row table:style-name="ro1">
          <table:table-cell office:value-type="float" office:value="41">
            <text:p>41</text:p>
          </table:table-cell>
          <table:table-cell table:number-columns-repeated="18"/>
        </table:table-row>
        <table:table-row table:style-name="ro1">
          <table:table-cell office:value-type="float" office:value="42">
            <text:p>42</text:p>
          </table:table-cell>
          <table:table-cell table:number-columns-repeated="18"/>
        </table:table-row>
        <table:table-row table:style-name="ro1">
          <table:table-cell office:value-type="float" office:value="43">
            <text:p>43</text:p>
          </table:table-cell>
          <table:table-cell table:number-columns-repeated="18"/>
        </table:table-row>
        <table:table-row table:style-name="ro1">
          <table:table-cell office:value-type="float" office:value="44">
            <text:p>44</text:p>
          </table:table-cell>
          <table:table-cell table:number-columns-repeated="18"/>
        </table:table-row>
        <table:table-row table:style-name="ro1">
          <table:table-cell office:value-type="float" office:value="45">
            <text:p>45</text:p>
          </table:table-cell>
          <table:table-cell table:number-columns-repeated="18"/>
        </table:table-row>
        <table:table-row table:style-name="ro1">
          <table:table-cell office:value-type="float" office:value="46">
            <text:p>46</text:p>
          </table:table-cell>
          <table:table-cell table:number-columns-repeated="18"/>
        </table:table-row>
        <table:table-row table:style-name="ro1">
          <table:table-cell office:value-type="float" office:value="47">
            <text:p>47</text:p>
          </table:table-cell>
          <table:table-cell table:number-columns-repeated="18"/>
        </table:table-row>
        <table:table-row table:style-name="ro1">
          <table:table-cell office:value-type="float" office:value="48">
            <text:p>48</text:p>
          </table:table-cell>
          <table:table-cell table:number-columns-repeated="18"/>
        </table:table-row>
        <table:table-row table:style-name="ro1">
          <table:table-cell office:value-type="float" office:value="49">
            <text:p>49</text:p>
          </table:table-cell>
          <table:table-cell table:number-columns-repeated="18"/>
        </table:table-row>
        <table:table-row table:style-name="ro1"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office:value-type="float" office:value="51">
            <text:p>51</text:p>
          </table:table-cell>
          <table:table-cell table:number-columns-repeated="18"/>
        </table:table-row>
        <table:table-row table:style-name="ro1">
          <table:table-cell office:value-type="float" office:value="52">
            <text:p>52</text:p>
          </table:table-cell>
          <table:table-cell table:number-columns-repeated="18"/>
        </table:table-row>
        <table:table-row table:style-name="ro1">
          <table:table-cell office:value-type="float" office:value="53">
            <text:p>53</text:p>
          </table:table-cell>
          <table:table-cell table:number-columns-repeated="18"/>
        </table:table-row>
        <table:table-row table:style-name="ro1">
          <table:table-cell office:value-type="float" office:value="54">
            <text:p>54</text:p>
          </table:table-cell>
          <table:table-cell table:number-columns-repeated="18"/>
        </table:table-row>
        <table:table-row table:style-name="ro1">
          <table:table-cell office:value-type="float" office:value="55">
            <text:p>55</text:p>
          </table:table-cell>
          <table:table-cell table:number-columns-repeated="18"/>
        </table:table-row>
        <table:table-row table:style-name="ro1">
          <table:table-cell office:value-type="float" office:value="56">
            <text:p>56</text:p>
          </table:table-cell>
          <table:table-cell table:number-columns-repeated="18"/>
        </table:table-row>
        <table:table-row table:style-name="ro1">
          <table:table-cell office:value-type="float" office:value="57">
            <text:p>57</text:p>
          </table:table-cell>
          <table:table-cell table:number-columns-repeated="18"/>
        </table:table-row>
        <table:table-row table:style-name="ro1">
          <table:table-cell office:value-type="float" office:value="58">
            <text:p>58</text:p>
          </table:table-cell>
          <table:table-cell table:number-columns-repeated="18"/>
        </table:table-row>
        <table:table-row table:style-name="ro1">
          <table:table-cell office:value-type="float" office:value="59">
            <text:p>59</text:p>
          </table:table-cell>
          <table:table-cell table:number-columns-repeated="18"/>
        </table:table-row>
        <table:table-row table:style-name="ro1">
          <table:table-cell office:value-type="float" office:value="60">
            <text:p>60</text:p>
          </table:table-cell>
          <table:table-cell table:number-columns-repeated="18"/>
        </table:table-row>
        <table:table-row table:style-name="ro1">
          <table:table-cell office:value-type="float" office:value="61">
            <text:p>61</text:p>
          </table:table-cell>
          <table:table-cell table:number-columns-repeated="18"/>
        </table:table-row>
        <table:table-row table:style-name="ro1">
          <table:table-cell office:value-type="float" office:value="62">
            <text:p>62</text:p>
          </table:table-cell>
          <table:table-cell table:number-columns-repeated="18"/>
        </table:table-row>
        <table:table-row table:style-name="ro1">
          <table:table-cell office:value-type="float" office:value="63">
            <text:p>63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07">07/08/2006</text:date>, <text:time>10:4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9T17:32:31</meta:creation-date>
    <dc:date>2006-08-07T10:40:07</dc:date>
    <dc:language>en-US</dc:language>
    <meta:editing-cycles>30</meta:editing-cycles>
    <meta:editing-duration>P2DT6H26M37S</meta:editing-duration>
    <meta:user-defined meta:name="Info 1"/>
    <meta:user-defined meta:name="Info 2"/>
    <meta:user-defined meta:name="Info 3"/>
    <meta:user-defined meta:name="Info 4"/>
    <meta:document-statistic meta:table-count="4" meta:cell-count="1640"/>
  </office:meta>
</office:document-meta>
</file>